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Roman" svg:font-family="'Alice Roman'" style:font-pitch="variable"/>
    <style:font-face style:name="Blackadder ITC" svg:font-family="'Blackadder ITC'" style:font-family-generic="decorative" style:font-pitch="variable"/>
    <style:font-face style:name="Book Antiqua" svg:font-family="'Book Antiqua'" style:font-family-generic="roman" style:font-pitch="variable"/>
    <style:font-face style:name="Brush Script MT" svg:font-family="'Brush Script MT'" style:font-family-generic="script" style:font-pitch="variable"/>
    <style:font-face style:name="Dancing Script" svg:font-family="'Dancing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ladimir Script" svg:font-family="'Vladimir Script'" style:font-family-generic="script" style:font-pitch="variable"/>
  </office:font-face-decls>
  <office:automatic-styles>
    <style:style style:name="P1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59054" officeooo:paragraph-rsid="0007a99c" style:font-style-asian="italic" style:font-style-complex="italic"/>
    </style:style>
    <style:style style:name="P2" style:family="paragraph" style:parent-style-name="Quotations">
      <style:paragraph-properties fo:text-align="center" style:justify-single-word="false"/>
      <style:text-properties style:font-name="Book Antiqua" fo:font-style="italic" officeooo:rsid="00159054" officeooo:paragraph-rsid="000960ee" style:font-style-asian="italic" style:font-style-complex="italic"/>
    </style:style>
    <style:style style:name="P3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59054" officeooo:paragraph-rsid="000cf55b" style:font-style-asian="italic" style:font-style-complex="italic"/>
    </style:style>
    <style:style style:name="P4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9d3bb" officeooo:paragraph-rsid="0007a99c" style:font-style-asian="italic" style:font-style-complex="italic"/>
    </style:style>
    <style:style style:name="P5" style:family="paragraph" style:parent-style-name="Quotations">
      <style:paragraph-properties fo:text-align="center" style:justify-single-word="false"/>
      <style:text-properties style:font-name="Book Antiqua" fo:font-style="italic" officeooo:rsid="0019d3bb" officeooo:paragraph-rsid="000960ee" style:font-style-asian="italic" style:font-style-complex="italic"/>
    </style:style>
    <style:style style:name="P6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960ee" style:font-style-asian="italic" style:font-style-complex="italic"/>
    </style:style>
    <style:style style:name="P7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c8aa0" officeooo:paragraph-rsid="000960ee" style:font-style-asian="italic" style:font-style-complex="italic"/>
    </style:style>
    <style:style style:name="P8" style:family="paragraph" style:parent-style-name="Standard">
      <style:text-properties officeooo:rsid="0007a99c" officeooo:paragraph-rsid="0007a99c"/>
    </style:style>
    <style:style style:name="P9" style:family="paragraph" style:parent-style-name="Standard">
      <style:paragraph-properties fo:text-align="center" style:justify-single-word="false"/>
      <style:text-properties style:font-name="Book Antiqua" fo:font-style="italic" officeooo:rsid="0007a99c" officeooo:paragraph-rsid="0007a99c" style:font-style-asian="italic" style:font-style-complex="italic"/>
    </style:style>
    <style:style style:name="P10" style:family="paragraph" style:parent-style-name="Standard" style:master-page-name="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style:page-number="auto" fo:background-color="transparent"/>
      <style:text-properties style:font-name="Book Antiqua" fo:font-style="italic" officeooo:rsid="0007a99c" officeooo:paragraph-rsid="0007a99c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7a99c" style:font-style-asian="italic" style:font-style-complex="italic"/>
    </style:style>
    <style:style style:name="P12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960ee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cf55b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fd430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style:font-name="Book Antiqua" fo:font-style="italic" officeooo:rsid="0007a99c" officeooo:paragraph-rsid="000fd430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style:font-name="Book Antiqua" fo:font-style="italic" officeooo:rsid="0007a99c" officeooo:paragraph-rsid="000cf55b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in" fo:margin-right="0.0201in" fo:margin-top="0.0201in" fo:margin-bottom="0.0201in" style:contextual-spacing="false" fo:text-align="center" style:justify-single-word="false" fo:text-indent="0in" style:auto-text-indent="false" fo:background-color="transparent"/>
      <style:text-properties officeooo:paragraph-rsid="000fd430"/>
    </style:style>
    <style:style style:name="P18" style:family="paragraph" style:parent-style-name="Standard">
      <style:text-properties fo:font-size="20pt" officeooo:rsid="0007a99c" officeooo:paragraph-rsid="0007a99c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7a99c" officeooo:paragraph-rsid="0007a99c" style:font-size-asian="20pt" style:font-weight-asian="bold" style:font-size-complex="20pt" style:font-weight-complex="bold"/>
    </style:style>
    <style:style style:name="P20" style:family="paragraph" style:parent-style-name="Standard">
      <loext:graphic-properties draw:fill="none"/>
      <style:paragraph-properties fo:margin-left="0in" fo:margin-right="0.0201in" fo:margin-top="0.0201in" fo:margin-bottom="0.0201in" style:contextual-spacing="false" fo:text-align="start" style:justify-single-word="false" fo:text-indent="0in" style:auto-text-indent="false" fo:background-color="transparent"/>
      <style:text-properties officeooo:paragraph-rsid="000fd430"/>
    </style:style>
    <style:style style:name="P21" style:family="paragraph" style:parent-style-name="Text_20_body">
      <style:text-properties officeooo:rsid="000960ee" officeooo:paragraph-rsid="000960ee"/>
    </style:style>
    <style:style style:name="P22" style:family="paragraph" style:parent-style-name="Text_20_body">
      <style:text-properties style:font-name="Book Antiqua" fo:font-style="italic" style:font-style-asian="italic" style:font-style-complex="italic"/>
    </style:style>
    <style:style style:name="T1" style:family="text">
      <style:text-properties officeooo:rsid="0007a99c"/>
    </style:style>
    <style:style style:name="T2" style:family="text">
      <style:text-properties officeooo:rsid="00159054"/>
    </style:style>
    <style:style style:name="T3" style:family="text">
      <style:text-properties officeooo:rsid="0019d3bb"/>
    </style:style>
    <style:style style:name="T4" style:family="text">
      <style:text-properties officeooo:rsid="001bac4a"/>
    </style:style>
    <style:style style:name="T5" style:family="text">
      <style:text-properties officeooo:rsid="001c8aa0"/>
    </style:style>
    <style:style style:name="T6" style:family="text">
      <style:text-properties officeooo:rsid="000960ee"/>
    </style:style>
    <style:style style:name="T7" style:family="text">
      <style:text-properties officeooo:rsid="000cf55b"/>
    </style:style>
    <style:style style:name="T8" style:family="text">
      <style:text-properties style:font-name="Book Antiqua" fo:font-style="italic" officeooo:rsid="0007a99c" style:font-style-asian="italic" style:font-style-complex="italic"/>
    </style:style>
    <style:style style:name="T9" style:family="text">
      <style:text-properties style:font-name="Book Antiqua" fo:font-style="italic" officeooo:rsid="001bac4a" style:font-style-asian="italic" style:font-style-complex="italic"/>
    </style:style>
    <style:style style:name="T10" style:family="text">
      <style:text-properties style:font-name="Book Antiqua" fo:font-style="italic" officeooo:rsid="000960ee" style:font-style-asian="italic" style:font-style-complex="italic"/>
    </style:style>
    <style:style style:name="T11" style:family="text">
      <style:text-properties style:font-name="Book Antiqua" fo:font-style="italic" officeooo:rsid="000fd430" style:font-style-asian="italic" style:font-style-complex="italic"/>
    </style:style>
    <style:style style:name="T12" style:family="text">
      <style:text-properties officeooo:rsid="000fd430"/>
    </style:style>
    <style:style style:name="T13" style:family="text">
      <style:text-properties officeooo:rsid="001075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apitulo 9</text:p>
      <text:p text:style-name="P18"/>
      <text:p text:style-name="P19">ADN, la memoria de la vida.</text:p>
      <text:p text:style-name="P8"/>
      <text:p text:style-name="P8"/>
      <text:p text:style-name="Horizontal_20_Line"/>
      <text:p text:style-name="P10"/>
      <text:p text:style-name="P11">"<text:span text:style-name="T2">En los cimientos más íntimos de toda criatura</text:span><text:span text:style-name="T3"> </text:span><text:span text:style-name="T2">reposa un libro antiguo</text:span><text:span text:style-name="T3">.</text:span></text:p>
      <text:p text:style-name="P11"/>
      <text:p text:style-name="P1">Un código sellado en silencio<text:span text:style-name="T3">. </text:span></text:p>
      <text:p text:style-name="P1"><text:span text:style-name="T3">Símbolos mudos que dan forma a la materia, para crear el ser.</text:span></text:p>
      <text:p text:style-name="P1"/>
      <text:p text:style-name="P1">Como si una inteligencia invisible hubiese depositado allí el recuerdo de lo que cada ser debía ser<text:span text:style-name="T3">.</text:span></text:p>
      <text:p text:style-name="P3"><text:span text:style-name="T3">C</text:span>ada individuo se edifica sobre este texto oculto, </text:p>
      <text:p text:style-name="P3">cumpliendo una voluntad que no conoce<text:span text:style-name="T3">,</text:span> <text:span text:style-name="T3">y</text:span> <text:span text:style-name="T1">que </text:span>lo guía desde dentro.</text:p>
      <text:p text:style-name="P3"/>
      <text:p text:style-name="P4"><text:span text:style-name="T4">Es </text:span><text:span text:style-name="T5">l</text:span>a palabra del creador. </text:p>
      <text:p text:style-name="P4">Las escrituras sagradas.</text:p>
      <text:p text:style-name="P13"><text:span text:style-name="T3">Un conjuro que despierta un espiritu</text:span><text:span text:style-name="T7">,</text:span><text:span text:style-name="T3"> </text:span></text:p>
      <text:p text:style-name="P16"><text:span text:style-name="T13"><text:tab/><text:tab/><text:tab/><text:tab/><text:tab/><text:tab/><text:tab/><text:tab/><text:tab/><text:tab/></text:span><text:span text:style-name="T3">eterno.</text:span>"</text:p>
      <text:p text:style-name="P9"/>
      <text:p text:style-name="Horizontal_20_Line"/>
      <text:p text:style-name="Text_20_body"/>
      <text:p text:style-name="P21"><text:s/>(contenido tecnico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Horizontal_20_Line"/>
      <text:p text:style-name="P17"><text:span text:style-name="T8"/></text:p>
      <text:p text:style-name="P17"><text:span text:style-name="T8"/></text:p>
      <text:p text:style-name="P20"><text:span text:style-name="T11"><text:tab/><text:tab/><text:tab/></text:span><text:span text:style-name="T8">"</text:span><text:span text:style-name="T9">Y fue asi</text:span><text:span text:style-name="T10"> </text:span><text:span text:style-name="T9">como</text:span><text:span text:style-name="T10"> </text:span></text:p>
      <text:p text:style-name="P14"><text:span text:style-name="T4">con simbolos indescifrables, </text:span></text:p>
      <text:p text:style-name="P12"><text:span text:style-name="T4">con palabras impronunciables, </text:span></text:p>
      <text:p text:style-name="P12"><text:span text:style-name="T5">con la magia de un conocimiento imposible, </text:span></text:p>
      <text:p text:style-name="P12"><text:span text:style-name="T4">la inteligencia creadora arranco de la materia inerte al ser.</text:span></text:p>
      <text:p text:style-name="P12"/>
      <text:p text:style-name="P6">Creando algo que ya no es materia, ni energia.</text:p>
      <text:p text:style-name="P6">Algo que no pertenece al dominio de lo fisico.</text:p>
      <text:p text:style-name="P7">Inteligencia.</text:p>
      <text:p text:style-name="P6"><text:span text:style-name="T5">U</text:span>n espiritu<text:span text:style-name="T5">.</text:span></text:p>
      <text:p text:style-name="P14"><text:span text:style-name="T5">Una criatura</text:span><text:span text:style-name="T4"> destinad</text:span><text:span text:style-name="T5">a</text:span><text:span text:style-name="T4"> a explorar el universo infinito, </text:span></text:p>
      <text:p text:style-name="P15"><text:span text:style-name="T12"><text:tab/><text:tab/><text:tab/><text:tab/><text:tab/><text:tab/><text:tab/><text:tab/><text:tab/></text:span><text:span text:style-name="T4">por toda la eternidad.</text:span>"</text:p>
      <text:p text:style-name="P22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Roman" svg:font-family="'Alice Roman'" style:font-pitch="variable"/>
    <style:font-face style:name="Blackadder ITC" svg:font-family="'Blackadder ITC'" style:font-family-generic="decorative" style:font-pitch="variable"/>
    <style:font-face style:name="Book Antiqua" svg:font-family="'Book Antiqua'" style:font-family-generic="roman" style:font-pitch="variable"/>
    <style:font-face style:name="Brush Script MT" svg:font-family="'Brush Script MT'" style:font-family-generic="script" style:font-pitch="variable"/>
    <style:font-face style:name="Dancing Script" svg:font-family="'Dancing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ladimir Script" svg:font-family="'Vladimir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1T10:48:27.619000000</meta:creation-date>
    <dc:date>2025-07-31T11:07:57.706000000</dc:date>
    <meta:editing-duration>PT19M27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4" meta:word-count="151" meta:character-count="931" meta:non-whitespace-character-count="772"/>
  </office:meta>
</office:document-meta>
</file>